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float" office:value="240.17701805127" calcext:value-type="float">
            <text:p>240,18</text:p>
          </table:table-cell>
          <table:table-cell table:style-name="ce1" office:value-type="float" office:value="124.181319045982" calcext:value-type="float">
            <text:p>124,18</text:p>
          </table:table-cell>
          <table:table-cell table:style-name="ce1" office:value-type="float" office:value="111.103555298649" calcext:value-type="float">
            <text:p>111,10</text:p>
          </table:table-cell>
          <table:table-cell table:style-name="ce1" office:value-type="float" office:value="130.667517004036" calcext:value-type="float">
            <text:p>130,67</text:p>
          </table:table-cell>
          <table:table-cell table:style-name="ce1" office:value-type="float" office:value="179.824914847749" calcext:value-type="float">
            <text:p>179,82</text:p>
          </table:table-cell>
          <table:table-cell table:number-columns-repeated="12"/>
        </table:table-row>
        <table:table-row table:style-name="ro1">
          <table:table-cell table:style-name="ce1" office:value-type="float" office:value="225.594769442911" calcext:value-type="float">
            <text:p>225,59</text:p>
          </table:table-cell>
          <table:table-cell table:style-name="ce1" office:value-type="float" office:value="237.347845998231" calcext:value-type="float">
            <text:p>237,35</text:p>
          </table:table-cell>
          <table:table-cell table:style-name="ce1" office:value-type="float" office:value="138.693907580686" calcext:value-type="float">
            <text:p>138,69</text:p>
          </table:table-cell>
          <table:table-cell table:style-name="ce1" office:value-type="float" office:value="153.87657391559" calcext:value-type="float">
            <text:p>153,88</text:p>
          </table:table-cell>
          <table:table-cell table:style-name="ce1" office:value-type="float" office:value="175.487891320171" calcext:value-type="float">
            <text:p>175,49</text:p>
          </table:table-cell>
          <table:table-cell table:number-columns-repeated="12"/>
        </table:table-row>
        <table:table-row table:style-name="ro1">
          <table:table-cell table:style-name="ce1" office:value-type="float" office:value="302.274709494526" calcext:value-type="float">
            <text:p>302,27</text:p>
          </table:table-cell>
          <table:table-cell table:style-name="ce1" office:value-type="float" office:value="151.023177029223" calcext:value-type="float">
            <text:p>151,02</text:p>
          </table:table-cell>
          <table:table-cell table:style-name="ce1" office:value-type="float" office:value="228.100854886605" calcext:value-type="float">
            <text:p>228,10</text:p>
          </table:table-cell>
          <table:table-cell table:style-name="ce1" office:value-type="float" office:value="174.008620476113" calcext:value-type="float">
            <text:p>174,01</text:p>
          </table:table-cell>
          <table:table-cell table:style-name="ce1" office:value-type="float" office:value="70.0642562224134" calcext:value-type="float">
            <text:p>70,06</text:p>
          </table:table-cell>
          <table:table-cell table:number-columns-repeated="12"/>
        </table:table-row>
        <table:table-row table:style-name="ro1">
          <table:table-cell table:style-name="ce1" office:value-type="float" office:value="159.430235526389" calcext:value-type="float">
            <text:p>159,43</text:p>
          </table:table-cell>
          <table:table-cell table:style-name="ce1" office:value-type="float" office:value="234.085454481905" calcext:value-type="float">
            <text:p>234,09</text:p>
          </table:table-cell>
          <table:table-cell table:style-name="ce1" office:value-type="float" office:value="133.071409401118" calcext:value-type="float">
            <text:p>133,07</text:p>
          </table:table-cell>
          <table:table-cell table:style-name="ce1" office:value-type="float" office:value="284.01232367628" calcext:value-type="float">
            <text:p>284,01</text:p>
          </table:table-cell>
          <table:table-cell table:style-name="ce1" office:value-type="float" office:value="270.802511066644" calcext:value-type="float">
            <text:p>270,80</text:p>
          </table:table-cell>
          <table:table-cell table:number-columns-repeated="12"/>
        </table:table-row>
        <table:table-row table:style-name="ro1">
          <table:table-cell table:style-name="ce1" office:value-type="float" office:value="181.810340740014" calcext:value-type="float">
            <text:p>181,81</text:p>
          </table:table-cell>
          <table:table-cell table:style-name="ce1" office:value-type="float" office:value="107.893465974544" calcext:value-type="float">
            <text:p>107,89</text:p>
          </table:table-cell>
          <table:table-cell table:style-name="ce1" office:value-type="float" office:value="211.506501082118" calcext:value-type="float">
            <text:p>211,51</text:p>
          </table:table-cell>
          <table:table-cell table:style-name="ce1" office:value-type="float" office:value="194.50192801101" calcext:value-type="float">
            <text:p>194,50</text:p>
          </table:table-cell>
          <table:table-cell table:style-name="ce1" office:value-type="float" office:value="201.52667317256" calcext:value-type="float">
            <text:p>201,53</text:p>
          </table:table-cell>
          <table:table-cell table:number-columns-repeated="12"/>
        </table:table-row>
        <table:table-row table:style-name="ro1">
          <table:table-cell table:style-name="ce1" office:value-type="float" office:value="192.99222782278" calcext:value-type="float">
            <text:p>192,99</text:p>
          </table:table-cell>
          <table:table-cell table:style-name="ce1" office:value-type="float" office:value="159.674669249697" calcext:value-type="float">
            <text:p>159,67</text:p>
          </table:table-cell>
          <table:table-cell table:style-name="ce1" office:value-type="float" office:value="143.746304300319" calcext:value-type="float">
            <text:p>143,75</text:p>
          </table:table-cell>
          <table:table-cell table:style-name="ce1" office:value-type="float" office:value="213.529857397039" calcext:value-type="float">
            <text:p>213,53</text:p>
          </table:table-cell>
          <table:table-cell table:style-name="ce1" office:value-type="float" office:value="191.19623427254" calcext:value-type="float">
            <text:p>191,20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formula="of:=[.A1]" office:value-type="float" office:value="240.17701805127" calcext:value-type="float">
            <text:p>240,1770180513</text:p>
          </table:table-cell>
          <table:table-cell table:formula="of:=[.B1]" office:value-type="float" office:value="124.181319045982" calcext:value-type="float">
            <text:p>124,181319046</text:p>
          </table:table-cell>
          <table:table-cell table:formula="of:=[.C1]" office:value-type="float" office:value="111.103555298649" calcext:value-type="float">
            <text:p>111,1035552987</text:p>
          </table:table-cell>
          <table:table-cell table:formula="of:=[.D1]" office:value-type="float" office:value="130.667517004036" calcext:value-type="float">
            <text:p>130,667517004</text:p>
          </table:table-cell>
          <table:table-cell table:formula="of:=[.E1]" office:value-type="float" office:value="179.824914847749" calcext:value-type="float">
            <text:p>179,8249148477</text:p>
          </table:table-cell>
          <table:table-cell/>
          <table:table-cell table:formula="of:=[.A9]" office:value-type="float" office:value="240.17701805127" calcext:value-type="float">
            <text:p>240,1770180513</text:p>
          </table:table-cell>
          <table:table-cell table:formula="of:=[.B9]" office:value-type="float" office:value="124.181319045982" calcext:value-type="float">
            <text:p>124,181319046</text:p>
          </table:table-cell>
          <table:table-cell table:formula="of:=[.C9]" office:value-type="float" office:value="111.103555298649" calcext:value-type="float">
            <text:p>111,1035552987</text:p>
          </table:table-cell>
          <table:table-cell table:formula="of:=[.D9]" office:value-type="float" office:value="130.667517004036" calcext:value-type="float">
            <text:p>130,667517004</text:p>
          </table:table-cell>
          <table:table-cell table:formula="of:=[.E9]" office:value-type="float" office:value="179.824914847749" calcext:value-type="float">
            <text:p>179,8249148477</text:p>
          </table:table-cell>
          <table:table-cell/>
          <table:table-cell table:formula="of:=[.G9]" office:value-type="float" office:value="240.17701805127" calcext:value-type="float">
            <text:p>240,1770180513</text:p>
          </table:table-cell>
          <table:table-cell table:formula="of:=[.H9]" office:value-type="float" office:value="124.181319045982" calcext:value-type="float">
            <text:p>124,181319046</text:p>
          </table:table-cell>
          <table:table-cell table:style-name="ce2" table:formula="of:=[.I9]" office:value-type="float" office:value="111.103555298649" calcext:value-type="float">
            <text:p>111,1035552987</text:p>
          </table:table-cell>
          <table:table-cell table:formula="of:=[.J9]" office:value-type="float" office:value="130.667517004036" calcext:value-type="float">
            <text:p>130,667517004</text:p>
          </table:table-cell>
          <table:table-cell table:formula="of:=[.K9]" office:value-type="float" office:value="179.824914847749" calcext:value-type="float">
            <text:p>179,8249148477</text:p>
          </table:table-cell>
        </table:table-row>
        <table:table-row table:style-name="ro1">
          <table:table-cell table:formula="of:=[.M9]+[.A2]" office:value-type="float" office:value="465.77178749418" calcext:value-type="float">
            <text:p>465,7717874942</text:p>
          </table:table-cell>
          <table:table-cell table:formula="of:=[.N9]+[.B2]" office:value-type="float" office:value="361.529165044213" calcext:value-type="float">
            <text:p>361,5291650442</text:p>
          </table:table-cell>
          <table:table-cell table:formula="of:=[.O9]+[.C2]" office:value-type="float" office:value="249.797462879336" calcext:value-type="float">
            <text:p>249,7974628793</text:p>
          </table:table-cell>
          <table:table-cell table:formula="of:=[.P9]+[.D2]" office:value-type="float" office:value="284.544090919626" calcext:value-type="float">
            <text:p>284,5440909196</text:p>
          </table:table-cell>
          <table:table-cell table:formula="of:=[.Q9]+[.E2]" office:value-type="float" office:value="355.312806167919" calcext:value-type="float">
            <text:p>355,3128061679</text:p>
          </table:table-cell>
          <table:table-cell/>
          <table:table-cell table:formula="of:=IF([.N9]+[.A2] &lt; [.A10]; [.N9]+[.A2]; [.A10])" office:value-type="float" office:value="349.776088488893" calcext:value-type="float">
            <text:p>349,7760884889</text:p>
          </table:table-cell>
          <table:table-cell table:formula="of:=IF([.O9]+[.B2] &lt; [.B10]; [.O9]+[.B2]; [.B10])" office:value-type="float" office:value="348.45140129688" calcext:value-type="float">
            <text:p>348,4514012969</text:p>
          </table:table-cell>
          <table:table-cell table:formula="of:=IF([.P9]+[.C2] &lt; [.C10]; [.P9]+[.C2]; [.C10])" office:value-type="float" office:value="249.797462879336" calcext:value-type="float">
            <text:p>249,7974628793</text:p>
          </table:table-cell>
          <table:table-cell table:formula="of:=IF([.Q9]+[.D2] &lt; [.D10]; [.Q9]+[.D2]; [.D10])" office:value-type="float" office:value="284.544090919626" calcext:value-type="float">
            <text:p>284,5440909196</text:p>
          </table:table-cell>
          <table:table-cell table:formula="of:=IF([.M9]+[.E2]&lt;[.E10];[.M9]+[.E2];[.E10])" office:value-type="float" office:value="355.312806167919" calcext:value-type="float">
            <text:p>355,3128061679</text:p>
          </table:table-cell>
          <table:table-cell/>
          <table:table-cell table:formula="of:=IF([.Q9]+[.A2]&lt;[.G10];[.Q9]+[.A2];[.G10])" office:value-type="float" office:value="349.776088488893" calcext:value-type="float">
            <text:p>349,7760884889</text:p>
          </table:table-cell>
          <table:table-cell table:formula="of:=IF([.M9]+[.B2]&lt;[.H10];[.M9]+[.B2];[.H10])" office:value-type="float" office:value="348.45140129688" calcext:value-type="float">
            <text:p>348,4514012969</text:p>
          </table:table-cell>
          <table:table-cell table:style-name="ce2" table:formula="of:=IF([.N9]+[.C2]&lt;[.I10];[.N9]+[.C2];[.I10])" office:value-type="float" office:value="249.797462879336" calcext:value-type="float">
            <text:p>249,7974628793</text:p>
          </table:table-cell>
          <table:table-cell table:formula="of:=IF([.O9]+[.D2]&lt;[.J10];[.O9]+[.D2];[.J10])" office:value-type="float" office:value="264.980129214239" calcext:value-type="float">
            <text:p>264,9801292142</text:p>
          </table:table-cell>
          <table:table-cell table:formula="of:=IF([.P9]+[.E2]&lt;[.K10];[.P9]+[.E2];[.K10])" office:value-type="float" office:value="306.155408324206" calcext:value-type="float">
            <text:p>306,1554083242</text:p>
          </table:table-cell>
        </table:table-row>
        <table:table-row table:style-name="ro1">
          <table:table-cell table:formula="of:=[.M10]+[.A3]" office:value-type="float" office:value="652.050797983419" calcext:value-type="float">
            <text:p>652,0507979834</text:p>
          </table:table-cell>
          <table:table-cell table:formula="of:=[.N10]+[.B3]" office:value-type="float" office:value="499.474578326103" calcext:value-type="float">
            <text:p>499,4745783261</text:p>
          </table:table-cell>
          <table:table-cell table:formula="of:=[.O10]+[.C3]" office:value-type="float" office:value="477.898317765941" calcext:value-type="float">
            <text:p>477,8983177659</text:p>
          </table:table-cell>
          <table:table-cell table:formula="of:=[.P10]+[.D3]" office:value-type="float" office:value="438.988749690352" calcext:value-type="float">
            <text:p>438,9887496904</text:p>
          </table:table-cell>
          <table:table-cell table:formula="of:=[.Q10]+[.E3]" office:value-type="float" office:value="376.21966454662" calcext:value-type="float">
            <text:p>376,2196645466</text:p>
          </table:table-cell>
          <table:table-cell/>
          <table:table-cell table:formula="of:=IF([.N10]+[.A3] &lt; [.A11]; [.N10]+[.A3]; [.A11])" office:value-type="float" office:value="650.726110791406" calcext:value-type="float">
            <text:p>650,7261107914</text:p>
          </table:table-cell>
          <table:table-cell table:formula="of:=IF([.O10]+[.B3] &lt; [.B11]; [.O10]+[.B3]; [.B11])" office:value-type="float" office:value="400.820639908559" calcext:value-type="float">
            <text:p>400,8206399086</text:p>
          </table:table-cell>
          <table:table-cell table:formula="of:=IF([.P10]+[.C3] &lt; [.C11]; [.P10]+[.C3]; [.C11])" office:value-type="float" office:value="477.898317765941" calcext:value-type="float">
            <text:p>477,8983177659</text:p>
          </table:table-cell>
          <table:table-cell table:formula="of:=IF([.Q10]+[.D3] &lt; [.D11]; [.Q10]+[.D3]; [.D11])" office:value-type="float" office:value="438.988749690352" calcext:value-type="float">
            <text:p>438,9887496904</text:p>
          </table:table-cell>
          <table:table-cell table:formula="of:=IF([.M10]+[.E3]&lt;[.E11];[.M10]+[.E3];[.E11])" office:value-type="float" office:value="376.21966454662" calcext:value-type="float">
            <text:p>376,2196645466</text:p>
          </table:table-cell>
          <table:table-cell/>
          <table:table-cell table:formula="of:=IF([.Q10]+[.A3]&lt;[.G11];[.Q10]+[.A3];[.G11])" office:value-type="float" office:value="608.430117818732" calcext:value-type="float">
            <text:p>608,4301178187</text:p>
          </table:table-cell>
          <table:table-cell table:style-name="ce2" table:formula="of:=IF([.M10]+[.B3]&lt;[.H11];[.M10]+[.B3];[.H11])" office:value-type="float" office:value="400.820639908559" calcext:value-type="float">
            <text:p>400,8206399086</text:p>
          </table:table-cell>
          <table:table-cell table:formula="of:=IF([.N10]+[.C3]&lt;[.I11];[.N10]+[.C3];[.I11])" office:value-type="float" office:value="477.898317765941" calcext:value-type="float">
            <text:p>477,8983177659</text:p>
          </table:table-cell>
          <table:table-cell table:formula="of:=IF([.O10]+[.D3]&lt;[.J11];[.O10]+[.D3];[.J11])" office:value-type="float" office:value="423.806083355449" calcext:value-type="float">
            <text:p>423,8060833554</text:p>
          </table:table-cell>
          <table:table-cell table:formula="of:=IF([.P10]+[.E3]&lt;[.K11];[.P10]+[.E3];[.K11])" office:value-type="float" office:value="335.044385436653" calcext:value-type="float">
            <text:p>335,0443854367</text:p>
          </table:table-cell>
        </table:table-row>
        <table:table-row table:style-name="ro1">
          <table:table-cell table:formula="of:=[.M11]+[.A4]" office:value-type="float" office:value="767.860353345122" calcext:value-type="float">
            <text:p>767,8603533451</text:p>
          </table:table-cell>
          <table:table-cell table:formula="of:=[.N11]+[.B4]" office:value-type="float" office:value="634.906094390464" calcext:value-type="float">
            <text:p>634,9060943905</text:p>
          </table:table-cell>
          <table:table-cell table:formula="of:=[.O11]+[.C4]" office:value-type="float" office:value="610.969727167059" calcext:value-type="float">
            <text:p>610,9697271671</text:p>
          </table:table-cell>
          <table:table-cell table:formula="of:=[.P11]+[.D4]" office:value-type="float" office:value="707.818407031729" calcext:value-type="float">
            <text:p>707,8184070317</text:p>
          </table:table-cell>
          <table:table-cell table:formula="of:=[.Q11]+[.E4]" office:value-type="float" office:value="605.846896503297" calcext:value-type="float">
            <text:p>605,8468965033</text:p>
          </table:table-cell>
          <table:table-cell/>
          <table:table-cell table:formula="of:=IF([.N11]+[.A4] &lt; [.A12]; [.N11]+[.A4]; [.A12])" office:value-type="float" office:value="560.250875434948" calcext:value-type="float">
            <text:p>560,2508754349</text:p>
          </table:table-cell>
          <table:table-cell table:formula="of:=IF([.O11]+[.B4] &lt; [.B12]; [.O11]+[.B4]; [.B12])" office:value-type="float" office:value="634.906094390464" calcext:value-type="float">
            <text:p>634,9060943905</text:p>
          </table:table-cell>
          <table:table-cell table:formula="of:=IF([.P11]+[.C4] &lt; [.C12]; [.P11]+[.C4]; [.C12])" office:value-type="float" office:value="556.877492756567" calcext:value-type="float">
            <text:p>556,8774927566</text:p>
          </table:table-cell>
          <table:table-cell table:formula="of:=IF([.Q11]+[.D4] &lt; [.D12]; [.Q11]+[.D4]; [.D12])" office:value-type="float" office:value="619.056709112933" calcext:value-type="float">
            <text:p>619,0567091129</text:p>
          </table:table-cell>
          <table:table-cell table:formula="of:=IF([.M11]+[.E4]&lt;[.E12];[.M11]+[.E4];[.E12])" office:value-type="float" office:value="605.846896503297" calcext:value-type="float">
            <text:p>605,8468965033</text:p>
          </table:table-cell>
          <table:table-cell/>
          <table:table-cell table:style-name="ce2" table:formula="of:=IF([.Q11]+[.A4]&lt;[.G12];[.Q11]+[.A4];[.G12])" office:value-type="float" office:value="494.474620963042" calcext:value-type="float">
            <text:p>494,474620963</text:p>
          </table:table-cell>
          <table:table-cell table:formula="of:=IF([.M11]+[.B4]&lt;[.H12];[.M11]+[.B4];[.H12])" office:value-type="float" office:value="634.906094390464" calcext:value-type="float">
            <text:p>634,9060943905</text:p>
          </table:table-cell>
          <table:table-cell table:formula="of:=IF([.N11]+[.C4]&lt;[.I12];[.N11]+[.C4];[.I12])" office:value-type="float" office:value="533.892049309677" calcext:value-type="float">
            <text:p>533,8920493097</text:p>
          </table:table-cell>
          <table:table-cell table:formula="of:=IF([.O11]+[.D4]&lt;[.J12];[.O11]+[.D4];[.J12])" office:value-type="float" office:value="619.056709112933" calcext:value-type="float">
            <text:p>619,0567091129</text:p>
          </table:table-cell>
          <table:table-cell table:formula="of:=IF([.P11]+[.E4]&lt;[.K12];[.P11]+[.E4];[.K12])" office:value-type="float" office:value="605.846896503297" calcext:value-type="float">
            <text:p>605,8468965033</text:p>
          </table:table-cell>
        </table:table-row>
        <table:table-row table:style-name="ro1">
          <table:table-cell table:formula="of:=[.M12]+[.A5]" office:value-type="float" office:value="676.284961703056" calcext:value-type="float">
            <text:p>676,2849617031</text:p>
          </table:table-cell>
          <table:table-cell table:formula="of:=[.N12]+[.B5]" office:value-type="float" office:value="742.799560365007" calcext:value-type="float">
            <text:p>742,799560365</text:p>
          </table:table-cell>
          <table:table-cell table:formula="of:=[.O12]+[.C5]" office:value-type="float" office:value="745.398550391795" calcext:value-type="float">
            <text:p>745,3985503918</text:p>
          </table:table-cell>
          <table:table-cell table:formula="of:=[.P12]+[.D5]" office:value-type="float" office:value="813.558637123942" calcext:value-type="float">
            <text:p>813,5586371239</text:p>
          </table:table-cell>
          <table:table-cell table:formula="of:=[.Q12]+[.E5]" office:value-type="float" office:value="807.373569675857" calcext:value-type="float">
            <text:p>807,3735696759</text:p>
          </table:table-cell>
          <table:table-cell/>
          <table:table-cell table:formula="of:=IF([.N12]+[.A5] &lt; [.A13]; [.N12]+[.A5]; [.A13])" office:value-type="float" office:value="676.284961703056" calcext:value-type="float">
            <text:p>676,2849617031</text:p>
          </table:table-cell>
          <table:table-cell table:formula="of:=IF([.O12]+[.B5] &lt; [.B13]; [.O12]+[.B5]; [.B13])" office:value-type="float" office:value="641.78551528422" calcext:value-type="float">
            <text:p>641,7855152842</text:p>
          </table:table-cell>
          <table:table-cell table:formula="of:=IF([.P12]+[.C5] &lt; [.C13]; [.P12]+[.C5]; [.C13])" office:value-type="float" office:value="745.398550391795" calcext:value-type="float">
            <text:p>745,3985503918</text:p>
          </table:table-cell>
          <table:table-cell table:formula="of:=IF([.Q12]+[.D5] &lt; [.D13]; [.Q12]+[.D5]; [.D13])" office:value-type="float" office:value="800.348824514307" calcext:value-type="float">
            <text:p>800,3488245143</text:p>
          </table:table-cell>
          <table:table-cell table:formula="of:=IF([.M12]+[.E5]&lt;[.E13];[.M12]+[.E5];[.E13])" office:value-type="float" office:value="696.001294135602" calcext:value-type="float">
            <text:p>696,0012941356</text:p>
          </table:table-cell>
          <table:table-cell/>
          <table:table-cell table:formula="of:=IF([.Q12]+[.A5]&lt;[.G13];[.Q12]+[.A5];[.G13])" office:value-type="float" office:value="676.284961703056" calcext:value-type="float">
            <text:p>676,2849617031</text:p>
          </table:table-cell>
          <table:table-cell table:style-name="ce2" table:formula="of:=IF([.M12]+[.B5]&lt;[.H13];[.M12]+[.B5];[.H13])" office:value-type="float" office:value="602.368086937586" calcext:value-type="float">
            <text:p>602,3680869376</text:p>
          </table:table-cell>
          <table:table-cell table:formula="of:=IF([.N12]+[.C5]&lt;[.I13];[.N12]+[.C5];[.I13])" office:value-type="float" office:value="745.398550391795" calcext:value-type="float">
            <text:p>745,3985503918</text:p>
          </table:table-cell>
          <table:table-cell table:formula="of:=IF([.O12]+[.D5]&lt;[.J13];[.O12]+[.D5];[.J13])" office:value-type="float" office:value="728.393977320686" calcext:value-type="float">
            <text:p>728,3939773207</text:p>
          </table:table-cell>
          <table:table-cell table:formula="of:=IF([.P12]+[.E5]&lt;[.K13];[.P12]+[.E5];[.K13])" office:value-type="float" office:value="696.001294135602" calcext:value-type="float">
            <text:p>696,0012941356</text:p>
          </table:table-cell>
        </table:table-row>
        <table:table-row table:style-name="ro1">
          <table:table-cell table:formula="of:=[.M13]+[.A6]" office:value-type="float" office:value="869.277189525836" calcext:value-type="float">
            <text:p>869,2771895258</text:p>
          </table:table-cell>
          <table:table-cell table:formula="of:=[.N13]+[.B6]" office:value-type="float" office:value="762.042756187282" calcext:value-type="float">
            <text:p>762,0427561873</text:p>
          </table:table-cell>
          <table:table-cell table:formula="of:=[.O13]+[.C6]" office:value-type="float" office:value="889.144854692114" calcext:value-type="float">
            <text:p>889,1448546921</text:p>
          </table:table-cell>
          <table:table-cell table:formula="of:=[.P13]+[.D6]" office:value-type="float" office:value="941.923834717726" calcext:value-type="float">
            <text:p>941,9238347177</text:p>
          </table:table-cell>
          <table:table-cell table:formula="of:=[.Q13]+[.E6]" office:value-type="float" office:value="887.197528408142" calcext:value-type="float">
            <text:p>887,1975284081</text:p>
          </table:table-cell>
          <table:table-cell/>
          <table:table-cell table:formula="of:=IF([.N13]+[.A6] &lt; [.A14]; [.N13]+[.A6]; [.A14])" office:value-type="float" office:value="795.360314760366" calcext:value-type="float">
            <text:p>795,3603147604</text:p>
          </table:table-cell>
          <table:table-cell table:formula="of:=IF([.O13]+[.B6] &lt; [.B14]; [.O13]+[.B6]; [.B14])" office:value-type="float" office:value="762.042756187282" calcext:value-type="float">
            <text:p>762,0427561873</text:p>
          </table:table-cell>
          <table:table-cell table:formula="of:=IF([.P13]+[.C6] &lt; [.C14]; [.P13]+[.C6]; [.C14])" office:value-type="float" office:value="872.140281621006" calcext:value-type="float">
            <text:p>872,140281621</text:p>
          </table:table-cell>
          <table:table-cell table:formula="of:=IF([.Q13]+[.D6] &lt; [.D14]; [.Q13]+[.D6]; [.D14])" office:value-type="float" office:value="909.531151532642" calcext:value-type="float">
            <text:p>909,5311515326</text:p>
          </table:table-cell>
          <table:table-cell table:formula="of:=IF([.M13]+[.E6]&lt;[.E14];[.M13]+[.E6];[.E14])" office:value-type="float" office:value="867.481195975596" calcext:value-type="float">
            <text:p>867,4811959756</text:p>
          </table:table-cell>
          <table:table-cell/>
          <table:table-cell table:formula="of:=IF([.Q13]+[.A6]&lt;[.G14];[.Q13]+[.A6];[.G14])" office:value-type="float" office:value="795.360314760366" calcext:value-type="float">
            <text:p>795,3603147604</text:p>
          </table:table-cell>
          <table:table-cell table:style-name="ce3" table:formula="of:=IF([.M13]+[.B6]&lt;[.H14];[.M13]+[.B6];[.H14])" office:value-type="float" office:value="762.042756187282" calcext:value-type="float">
            <text:p>762,0427561873</text:p>
          </table:table-cell>
          <table:table-cell table:style-name="ce2" table:formula="of:=IF([.N13]+[.C6]&lt;[.I14];[.N13]+[.C6];[.I14])" office:value-type="float" office:value="746.114391237905" calcext:value-type="float">
            <text:p>746,1143912379</text:p>
          </table:table-cell>
          <table:table-cell table:formula="of:=IF([.O13]+[.D6]&lt;[.J14];[.O13]+[.D6];[.J14])" office:value-type="float" office:value="909.531151532642" calcext:value-type="float">
            <text:p>909,5311515326</text:p>
          </table:table-cell>
          <table:table-cell table:formula="of:=IF([.P13]+[.E6]&lt;[.K14];[.P13]+[.E6];[.K14])" office:value-type="float" office:value="867.481195975596" calcext:value-type="float">
            <text:p>867,481195975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ano Santos</meta:initial-creator>
    <meta:creation-date>2017-06-22T18:29:23.118077724</meta:creation-date>
    <dc:date>2017-06-22T19:20:36.354564425</dc:date>
    <dc:creator>Cassiano Santos</dc:creator>
    <meta:editing-duration>PT34M40S</meta:editing-duration>
    <meta:editing-cycles>4</meta:editing-cycles>
    <meta:generator>LibreOffice/4.2.8.2$Linux_X86_64 LibreOffice_project/420m0$Build-2</meta:generator>
    <meta:document-statistic meta:table-count="1" meta:cell-count="127" meta:object-count="0"/>
  </office:meta>
</office:document-meta>
</file>